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solid" draw:fill-color="#ffff00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3" style:family="text">
      <style:text-properties fo:color="#000000" style:font-name="Calibri1" fo:font-size="9pt" fo:font-style="italic" style:font-size-asian="9pt" style:font-name-complex="Calibri1" style:font-size-complex="9pt" style:font-style-complex="italic"/>
    </style:style>
    <style:style style:name="T4" style:family="text">
      <style:text-properties fo:color="#000000" style:font-name="Calibri1" fo:font-size="11.1000003814697pt" fo:font-style="italic" style:font-size-asian="11.1000003814697pt" style:font-name-complex="Calibri1" style:font-size-complex="11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34cm" svg:height="0.454cm" svg:x="2.499cm" svg:y="2.505cm">
          <draw:text-box>
            <text:p text:style-name="P1"><text:span text:style-name="T1">ДО </text:span></text:p>
          </draw:text-box>
        </draw:frame>
        <draw:frame draw:style-name="gr1" draw:text-style-name="P2" draw:layer="layout" svg:width="3.198cm" svg:height="0.454cm" svg:x="2.499cm" svg:y="3.301cm">
          <draw:text-box>
            <text:p text:style-name="P1"><text:span text:style-name="T1">ДИРЕКТОРА НА </text:span></text:p>
          </draw:text-box>
        </draw:frame>
        <draw:frame draw:style-name="gr1" draw:text-style-name="P2" draw:layer="layout" svg:width="4.244cm" svg:height="0.454cm" svg:x="2.499cm" svg:y="4.093cm">
          <draw:text-box>
            <text:p text:style-name="P1"><text:span text:style-name="T1">СофтУни ЦПО ЕООД </text:span></text:p>
          </draw:text-box>
        </draw:frame>
        <draw:frame draw:style-name="gr1" draw:text-style-name="P2" draw:layer="layout" svg:width="2.618cm" svg:height="0.454cm" svg:x="2.499cm" svg:y="4.889cm">
          <draw:text-box>
            <text:p text:style-name="P1"><text:span text:style-name="T1">гр./с. София </text:span></text:p>
          </draw:text-box>
        </draw:frame>
        <draw:frame draw:style-name="gr2" draw:text-style-name="P3" draw:layer="layout" svg:width="4.494cm" svg:height="0.581cm" svg:x="9.112cm" svg:y="5.684cm">
          <draw:text-box>
            <text:p text:style-name="P1"><text:span text:style-name="T2">З А Я В Л Е Н И Е </text:span></text:p>
          </draw:text-box>
        </draw:frame>
        <draw:frame draw:style-name="gr1" draw:text-style-name="P2" draw:layer="layout" svg:width="7.986cm" svg:height="0.454cm" svg:x="7.664cm" svg:y="6.612cm">
          <draw:text-box>
            <text:p text:style-name="P1"><text:span text:style-name="T1">за издаване на оригинал/дубликат на </text:span></text:p>
          </draw:text-box>
        </draw:frame>
        <draw:frame draw:style-name="gr1" draw:text-style-name="P2" draw:layer="layout" svg:width="13.621cm" svg:height="0.454cm" svg:x="2.499cm" svg:y="7.409cm">
          <draw:text-box>
            <text:p text:style-name="P1"><text:span text:style-name="T1">Удостоверение за професионално обучение по част от професия </text:span></text:p>
          </draw:text-box>
        </draw:frame>
        <draw:polygon draw:style-name="gr3" draw:text-style-name="P4" draw:layer="layout" svg:width="15.077cm" svg:height="0.474cm" svg:x="2.998cm" svg:y="8.612cm" svg:viewBox="0 0 15078 475" draw:points="0,475 15078,475 15078,0 0,0">
          <text:p/>
        </draw:polygon>
        <draw:frame draw:style-name="gr4" draw:text-style-name="P5" draw:layer="layout" svg:width="9.73cm" svg:height="0.374cm" svg:x="6.774cm" svg:y="7.92cm">
          <draw:text-box>
            <text:p text:style-name="P1"><text:span text:style-name="T3">(вид документ - удостоверение, свидетелство, диплома) </text:span></text:p>
          </draw:text-box>
        </draw:frame>
        <draw:frame draw:style-name="gr1" draw:text-style-name="P2" draw:layer="layout" svg:width="4.595cm" svg:height="0.454cm" svg:x="2.499cm" svg:y="8.619cm">
          <draw:text-box>
            <text:p text:style-name="P1"><text:span text:style-name="T1">От Чоно Петров Чонов</text:span></text:p>
          </draw:text-box>
        </draw:frame>
        <draw:frame draw:style-name="gr4" draw:text-style-name="P5" draw:layer="layout" svg:width="4.333cm" svg:height="0.374cm" svg:x="9.091cm" svg:y="9.131cm">
          <draw:text-box>
            <text:p text:style-name="P1"><text:span text:style-name="T3">(име, презиме, фамилия) </text:span></text:p>
          </draw:text-box>
        </draw:frame>
        <draw:frame draw:style-name="gr1" draw:text-style-name="P2" draw:layer="layout" svg:width="13.714cm" svg:height="0.454cm" svg:x="2.499cm" svg:y="9.83cm">
          <draw:text-box>
            <text:p text:style-name="P1"><text:span text:style-name="T1">завършил курс за професионално обучение по част от професия, </text:span></text:p>
          </draw:text-box>
        </draw:frame>
        <draw:frame draw:style-name="gr4" draw:text-style-name="P5" draw:layer="layout" svg:width="6.212cm" svg:height="0.374cm" svg:x="8.257cm" svg:y="10.341cm">
          <draw:text-box>
            <text:p text:style-name="P1"><text:span text:style-name="T3">(клас, етап, степен на образование) </text:span></text:p>
          </draw:text-box>
        </draw:frame>
        <draw:frame draw:style-name="gr1" draw:text-style-name="P2" draw:layer="layout" svg:width="9.43cm" svg:height="0.454cm" svg:x="2.499cm" svg:y="11.045cm">
          <draw:text-box>
            <text:p text:style-name="P1"><text:span text:style-name="T1">Програмист, специалност Java Fundamentals, </text:span></text:p>
          </draw:text-box>
        </draw:frame>
        <draw:frame draw:style-name="gr4" draw:text-style-name="P5" draw:layer="layout" svg:width="5.844cm" svg:height="0.374cm" svg:x="8.46cm" svg:y="11.552cm">
          <draw:text-box>
            <text:p text:style-name="P1"><text:span text:style-name="T3">(профил, професия, специалност) </text:span></text:p>
          </draw:text-box>
        </draw:frame>
        <draw:frame draw:style-name="gr1" draw:text-style-name="P2" draw:layer="layout" svg:width="6.145cm" svg:height="0.454cm" svg:x="2.499cm" svg:y="12.256cm">
          <draw:text-box>
            <text:p text:style-name="P1"><text:span text:style-name="T1">през учебната 2019 година в </text:span></text:p>
          </draw:text-box>
        </draw:frame>
        <draw:frame draw:style-name="gr1" draw:text-style-name="P2" draw:layer="layout" svg:width="20.61cm" svg:height="0.454cm" svg:x="2.499cm" svg:y="13.048cm">
          <draw:text-box>
            <text:p text:style-name="P1"><text:span text:style-name="T1">Център за професионално обучение към СофтУни ЦПО ЕООД, София, 1113, ул. „Тинтява“ No 15-17 </text:span></text:p>
          </draw:text-box>
        </draw:frame>
        <draw:frame draw:style-name="gr4" draw:text-style-name="P5" draw:layer="layout" svg:width="10.056cm" svg:height="0.374cm" svg:x="6.613cm" svg:y="13.559cm">
          <draw:text-box>
            <text:p text:style-name="P1"><text:span text:style-name="T3">(вид, наименование и местонахождение на институцията) </text:span></text:p>
          </draw:text-box>
        </draw:frame>
        <draw:frame draw:style-name="gr1" draw:text-style-name="P2" draw:layer="layout" svg:width="18.43cm" svg:height="0.454cm" svg:x="2.499cm" svg:y="14.259cm">
          <draw:text-box>
            <text:p text:style-name="P1"><text:span text:style-name="T1">Издаването на документа се налага поради следните причини: успешно преминат курс </text:span></text:p>
          </draw:text-box>
        </draw:frame>
        <draw:polygon draw:style-name="gr3" draw:text-style-name="P4" draw:layer="layout" svg:width="5.089cm" svg:height="0.478cm" svg:x="6.096cm" svg:y="15.839cm" svg:viewBox="0 0 5090 479" draw:points="0,479 5090,479 5090,0 0,0">
          <text:p/>
        </draw:polygon>
        <draw:polygon draw:style-name="gr3" draw:text-style-name="P4" draw:layer="layout" svg:width="5.288cm" svg:height="0.478cm" svg:x="12.448cm" svg:y="15.839cm" svg:viewBox="0 0 5289 479" draw:points="0,479 5289,479 5289,0 0,0">
          <text:p/>
        </draw:polygon>
        <draw:frame draw:style-name="gr1" draw:text-style-name="P2" draw:layer="layout" svg:width="15.907cm" svg:height="0.454cm" svg:x="2.499cm" svg:y="15.055cm">
          <draw:text-box>
            <text:p text:style-name="P1"><text:span text:style-name="T1">Приложени документи: (1.снимка, 2.диплома 3.медицинско и 4.Заявление) <text:s/></text:span></text:p>
          </draw:text-box>
        </draw:frame>
        <draw:frame draw:style-name="gr1" draw:text-style-name="P2" draw:layer="layout" svg:width="15.136cm" svg:height="0.454cm" svg:x="2.499cm" svg:y="15.846cm">
          <draw:text-box>
            <text:p text:style-name="P1"><text:span text:style-name="T1">За контакти: телефон 0447828672277, е-mail chonochonovuk@gmail.com </text:span></text:p>
          </draw:text-box>
        </draw:frame>
        <draw:frame draw:style-name="gr1" draw:text-style-name="P2" draw:layer="layout" svg:width="20.538cm" svg:height="0.454cm" svg:x="2.499cm" svg:y="16.642cm">
          <draw:text-box>
            <text:p text:style-name="P1"><text:span text:style-name="T1">Пълномощно № ........................................................................................................................................... </text:span></text:p>
          </draw:text-box>
        </draw:frame>
        <draw:frame draw:style-name="gr1" draw:text-style-name="P2" draw:layer="layout" svg:width="20.631cm" svg:height="0.454cm" svg:x="2.499cm" svg:y="17.434cm">
          <draw:text-box>
            <text:p text:style-name="P1"><text:span text:style-name="T1">Пълномощник .............................................................................................................................................. </text:span></text:p>
          </draw:text-box>
        </draw:frame>
        <draw:polygon draw:style-name="gr3" draw:text-style-name="P4" draw:layer="layout" svg:width="3.032cm" svg:height="0.474cm" svg:x="15.365cm" svg:y="18.638cm" svg:viewBox="0 0 3033 475" draw:points="0,475 3033,475 3033,0 0,0">
          <text:p/>
        </draw:polygon>
        <draw:frame draw:style-name="gr4" draw:text-style-name="P5" draw:layer="layout" svg:width="4.333cm" svg:height="0.374cm" svg:x="9.091cm" svg:y="17.946cm">
          <draw:text-box>
            <text:p text:style-name="P1"><text:span text:style-name="T3">(име, презиме, фамилия) </text:span></text:p>
          </draw:text-box>
        </draw:frame>
        <draw:frame draw:style-name="gr1" draw:text-style-name="P2" draw:layer="layout" svg:width="3.63cm" svg:height="0.454cm" svg:x="2.499cm" svg:y="18.646cm">
          <draw:text-box>
            <text:p text:style-name="P1"><text:span text:style-name="T1">Дата: 18.01.2020 </text:span></text:p>
          </draw:text-box>
        </draw:frame>
        <draw:frame draw:style-name="gr1" draw:text-style-name="P2" draw:layer="layout" svg:width="0.388cm" svg:height="0.454cm" svg:x="6.308cm" svg:y="18.6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579cm" svg:y="18.6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8.849cm" svg:y="18.6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119cm" svg:y="18.6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1.389cm" svg:y="18.6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2.66cm" svg:y="18.6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709cm" svg:height="0.454cm" svg:x="13.93cm" svg:y="18.646cm">
          <draw:text-box>
            <text:p text:style-name="P1"><text:span text:style-name="T1">Подпис: ............................... </text:span></text:p>
          </draw:text-box>
        </draw:frame>
        <draw:frame draw:style-name="gr1" draw:text-style-name="P2" draw:layer="layout" svg:width="3.317cm" svg:height="0.454cm" svg:x="16.47cm" svg:y="19.158cm">
          <draw:text-box>
            <text:p text:style-name="P1"><text:span text:style-name="T4">(име, фамилия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18T13:04:02.253616828</dc:date>
    <meta:editing-duration>PT7M11S</meta:editing-duration>
    <meta:editing-cycles>1</meta:editing-cycles>
    <meta:document-statistic meta:object-count="36"/>
    <meta:generator>LibreOffice/6.2.8.2$Linux_X86_64 LibreOffice_project/20$Build-2</meta:generator>
  </office:meta>
</office:document-meta>
</file>